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2]/4*[.B2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3" calcext:value-type="percentage">
            <text:p>3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3]/4*[.B3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[.D4]/4*[.B4]"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5]/4*[.B5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6]/4*[.B6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percentage" office:value="0.3" calcext:value-type="percentage">
            <text:p>30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D7]/4*[.B7]"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2" table:formula="of:=SUM([.E2:.E9])" office:value-type="percentage" office:value="0.95" calcext:value-type="percentage">
            <text:p>95.00%</text:p>
          </table:table-cell>
        </table:table-row>
        <table:table-row table:style-name="ro1" table:number-rows-repeated="4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 table:formula="of:=SUM([.B2:.B1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stion #</text:p>
          </table:table-cell>
          <table:table-cell/>
          <table:table-cell table:style-name="Default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style-name="ce4" table:formula="of:=SUM([.C2:.C5])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</text:p>
          </table:table-cell>
          <table:table-cell office:value-type="string" calcext:value-type="string">
            <text:p>a and not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</text:p>
          </table:table-cell>
          <table:table-cell office:value-type="string" calcext:value-type="string">
            <text:p>a or not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not 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l</text:p>
          </table:table-cell>
          <table:table-cell office:value-type="string" calcext:value-type="string">
            <text:p>not a or b</text:p>
          </table:table-cell>
          <table:table-cell office:value-type="percentage" office:value="0.02" calcext:value-type="percentage">
            <text:p>2.00%</text:p>
          </table:table-cell>
          <table:table-cell table:style-name="ce4" table:formula="of:=SUM([.C6:.C17])" office:value-type="percentage" office:value="0.24" calcext:value-type="percentage">
            <text:p>24.00%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style-name="ce4" table:formula="of:=SUM([.C18:.C25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ruth tables</text:p>
          </table:table-cell>
          <table:table-cell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ruth tables</text:p>
          </table:table-cell>
          <table:table-cell office:value-type="percentage" office:value="0.06" calcext:value-type="percentage">
            <text:p>6.00%</text:p>
          </table:table-cell>
          <table:table-cell table:style-name="ce4" table:formula="of:=SUM([.C26:.C27])"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es</text:p>
          </table:table-cell>
          <table:table-cell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ivalence</text:p>
          </table:table-cell>
          <table:table-cell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2:.C29])"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1.2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Question #</text:p>
          </table:table-cell>
          <table:table-cell table:style-name="ce1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oints /4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percentage" office:value="0.04" calcext:value-type="percentage">
            <text:p>4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]/4*[.C2]" office:value-type="percentage" office:value="0.04" calcext:value-type="percentage">
            <text:p>4.00%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2" office:value-type="percentage" office:value="0.12" calcext:value-type="percentage">
            <text:p>12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3]/4*[.C3]" office:value-type="percentage" office:value="0.12" calcext:value-type="percentage">
            <text:p>12.00%</text:p>
          </table:table-cell>
        </table:table-row>
        <table:table-row table:style-name="ro1">
          <table:table-cell table:style-name="ce1" office:value-type="string" calcext:value-type="string">
            <text:p>3a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4]/4*[.C4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3b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5]/4*[.C5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4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6]/4*[.C6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7]/4*[.C7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8]/4*[.C8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4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9]/4*[.C9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0]/4*[.C10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1]/4*[.C11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2]/4*[.C12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5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3]/4*[.C13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4]/4*[.C14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5]/4*[.C15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6]/4*[.C16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6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17]/4*[.C17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8]/4*[.C18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19]/4*[.C19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0]/4*[.C20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7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1]/4*[.C21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a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2]/4*[.C22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b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3]/4*[.C23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c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4]/4*[.C24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8d</text:p>
          </table:table-cell>
          <table:table-cell table:style-name="ce1"/>
          <table:table-cell table:style-name="ce2" office:value-type="percentage" office:value="0.03" calcext:value-type="percentage">
            <text:p>3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25]/4*[.C25]" office:value-type="percentage" office:value="0.03" calcext:value-type="percentage">
            <text:p>3.00%</text:p>
          </table:table-cell>
        </table:table-row>
        <table:table-row table:style-name="ro1">
          <table:table-cell table:style-name="ce1" office:value-type="string" calcext:value-type="string">
            <text:p>9a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26]/4*[.C26]" office:value-type="percentage" office:value="0.06" calcext:value-type="percentage">
            <text:p>6.00%</text:p>
          </table:table-cell>
        </table:table-row>
        <table:table-row table:style-name="ro1">
          <table:table-cell table:style-name="ce1" office:value-type="string" calcext:value-type="string">
            <text:p>9b</text:p>
          </table:table-cell>
          <table:table-cell table:style-name="ce1"/>
          <table:table-cell table:style-name="ce2" office:value-type="percentage" office:value="0.06" calcext:value-type="percentage">
            <text:p>6.00%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style-name="ce2" table:formula="of:=[.E27]/4*[.C27]" office:value-type="percentage" office:value="0.06" calcext:value-type="percentage">
            <text:p>6.00%</text:p>
          </table:table-cell>
        </table:table-row>
        <table:table-row table:style-name="ro1" table:number-rows-repeated="3">
          <table:table-cell table:style-name="ce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formula="of:=SUM([.C2:.C29])" office:value-type="percentage" office:value="1" calcext:value-type="percentage">
            <text:p>100.00%</text:p>
          </table:table-cell>
          <table:table-cell table:number-columns-repeated="2"/>
          <table:table-cell table:style-name="ce2" table:formula="of:=SUM([.F2:.F30])" office:value-type="percentage" office:value="1" calcext:value-type="percentage">
            <text:p>100.00%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6:06:36.720167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28T16:08:33.045035253</dc:date>
    <meta:editing-duration>PT16M19S</meta:editing-duration>
    <meta:editing-cycles>26</meta:editing-cycles>
    <meta:generator>LibreOffice/5.1.4.2$Linux_X86_64 LibreOffice_project/10m0$Build-2</meta:generator>
    <meta:document-statistic meta:table-count="3" meta:cell-count="231" meta:object-count="0"/>
  </office:meta>
</office:document-meta>
</file>